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1" svg:font-family="'Times New Roman'" style:font-family-generic="roman"/>
    <style:font-face style:name="DejaVu Sans Condensed" svg:font-family="'DejaVu Sans Condensed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1" svg:font-family="'DejaVu Sans', Arial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writing-mode="lr-tb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style:writing-mode="lr-tb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end" style:justify-single-word="false" style:writing-mode="lr-tb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in" fo:margin-right="0in" fo:line-height="150%" fo:text-align="start" style:justify-single-word="false" fo:text-indent="-0.0075in" style:auto-text-indent="false" style:writing-mode="lr-tb">
        <style:tab-stops/>
      </style:paragraph-properties>
      <style:text-properties style:font-name="Times New Roman1" fo:font-size="12pt" style:text-underline-style="none" fo:font-weight="normal" style:font-size-asian="12pt" style:font-weight-asian="normal" style:font-size-complex="12pt" style:language-complex="fa" style:country-complex="IR" style:font-weight-complex="normal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-0.0075in" style:auto-text-indent="false" style:writing-mode="lr-tb">
        <style:tab-stops/>
      </style:paragraph-properties>
      <style:text-properties style:font-name="Times New Roman1" fo:font-size="12pt" style:text-underline-style="none" fo:font-weight="normal" style:font-size-asian="12pt" style:font-weight-asian="normal" style:font-size-complex="12pt" style:language-complex="fa" style:country-complex="IR" style:font-weight-complex="normal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-0.0075in" style:auto-text-indent="false" style:writing-mode="lr-tb">
        <style:tab-stops/>
      </style:paragraph-properties>
      <style:text-properties style:font-name="Times New Roman1" fo:font-size="12pt" style:text-underline-style="none" fo:font-weight="normal" fo:background-color="transparent" style:font-size-asian="12pt" style:font-weight-asian="normal" style:font-size-complex="12pt" style:language-complex="fa" style:country-complex="IR" style:font-weight-complex="normal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-0.0075in" style:auto-text-indent="false" style:writing-mode="lr-tb">
        <style:tab-stops/>
      </style:paragraph-properties>
      <style:text-properties fo:color="#000000" style:font-name="Times New Roman1" fo:font-size="12pt" style:text-underline-style="none" fo:font-weight="normal" fo:background-color="transparent" style:font-size-asian="12pt" style:font-weight-asian="normal" style:font-size-complex="12pt" style:language-complex="fa" style:country-complex="IR" style:font-weight-complex="normal"/>
    </style:style>
    <style:style style:name="P9" style:family="paragraph" style:parent-style-name="Standard">
      <style:paragraph-properties fo:margin-left="0in" fo:margin-right="0in" fo:line-height="150%" fo:text-align="start" style:justify-single-word="false" fo:text-indent="-0.0075in" style:auto-text-indent="false" fo:break-before="page" style:writing-mode="lr-tb">
        <style:tab-stops/>
      </style:paragraph-properties>
      <style:text-properties fo:color="#000000" style:font-name="Times New Roman1" fo:font-size="12pt" style:text-underline-style="none" fo:font-weight="normal" fo:background-color="transparent" style:font-size-asian="12pt" style:font-weight-asian="normal" style:font-size-complex="12pt" style:language-complex="fa" style:country-complex="IR" style:font-weight-complex="normal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/>
      </style:paragraph-properties>
      <style:text-properties fo:color="#000000" style:font-name="Times New Roman1" fo:font-size="12pt" style:text-underline-style="none" fo:font-weight="normal" fo:background-color="transparent" style:font-size-asian="12pt" style:font-weight-asian="normal" style:font-size-complex="12pt" style:language-complex="fa" style:country-complex="IR" style:font-weight-complex="normal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in" style:auto-text-indent="false" style:writing-mode="lr-tb">
        <style:tab-stops/>
      </style:paragraph-properties>
      <style:text-properties fo:color="#000000" style:font-name="Times New Roman1" fo:font-size="12pt" style:text-underline-style="none" fo:font-weight="normal" fo:background-color="transparent" style:font-size-asian="12pt" style:font-weight-asian="normal" style:font-size-complex="12pt" style:language-complex="fa" style:country-complex="IR" style:font-weight-complex="normal"/>
    </style:style>
    <style:style style:name="P12" style:family="paragraph" style:parent-style-name="Standard">
      <style:paragraph-properties fo:line-height="150%" fo:text-align="justify" style:justify-single-word="false" style:writing-mode="lr-tb"/>
      <style:text-properties fo:color="#000000" style:font-name="Times New Roman1" fo:font-size="12pt" style:text-underline-style="none" fo:font-weight="normal" fo:background-color="transparent" style:font-size-asian="12pt" style:font-weight-asian="normal" style:font-size-complex="12pt" style:language-complex="fa" style:country-complex="IR" style:font-weight-complex="normal"/>
    </style:style>
    <style:style style:name="P13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Times New Roman" fo:font-weight="bold" style:font-weight-asian="bold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DejaVu Sans1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line-height="150%"/>
      <style:text-properties fo:color="#000000" style:font-name="Times New Roman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style:font-name="Times New Roman"/>
    </style:style>
    <style:style style:name="P18" style:family="paragraph" style:parent-style-name="Standard">
      <style:paragraph-properties fo:line-height="150%" fo:text-align="justify" style:justify-single-word="false"/>
    </style:style>
    <style:style style:name="P19" style:family="paragraph" style:parent-style-name="Standard">
      <style:paragraph-properties fo:line-height="150%">
        <style:tab-stops>
          <style:tab-stop style:position="5.9791in"/>
        </style:tab-stops>
      </style:paragraph-properties>
    </style:style>
    <style:style style:name="P20" style:family="paragraph" style:parent-style-name="Standard" style:master-page-name="Standard">
      <style:paragraph-properties style:page-number="auto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in" fo:margin-right="0in" fo:line-height="150%" fo:text-indent="-0.0075in" style:auto-text-indent="false"/>
      <style:text-properties style:font-name="Times New Roman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-0.0075in" style:auto-text-indent="false"/>
      <style:text-properties style:font-name="Times New Roman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-0.0075in" style:auto-text-indent="false"/>
      <style:text-properties fo:color="#000000" style:font-name="Times New Roman"/>
    </style:style>
    <style:style style:name="P24" style:family="paragraph" style:parent-style-name="Standard">
      <style:paragraph-properties fo:margin-left="0in" fo:margin-right="0in" fo:line-height="150%" fo:text-indent="-0.0075in" style:auto-text-indent="false" fo:break-before="page"/>
      <style:text-properties fo:color="#000000" style:font-name="Times New Roman"/>
    </style:style>
    <style:style style:name="T1" style:family="text">
      <style:text-properties fo:color="#000000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3"/>
      <text:p text:style-name="P13"/>
      <text:p text:style-name="P15">Figures</text:p>
      <text:p text:style-name="P14"/>
      <text:p text:style-name="P14"/>
      <text:p text:style-name="P14"/>
      <text:p text:style-name="P21">Figure 2-1. <text:s text:c="5"/>The TCP/IP Layers</text:p>
      <text:p text:style-name="P21">Figure 2-2. <text:s text:c="5"/>The Internet Protocol version 4 (IPv4) Header</text:p>
      <text:p text:style-name="P22">Figure 2-3. <text:s text:c="5"/>The Internet Protocol version 6 (IPv6) Header</text:p>
      <text:p text:style-name="P21">Figure 2-4. <text:s text:c="5"/>The Transmission Control Protocol (TCP) Header</text:p>
      <text:p text:style-name="P21">Figure 2-5. <text:s text:c="5"/>The User Datagram Protocol (UDP) Header</text:p>
      <text:p text:style-name="P21">Figure 2-6. <text:s text:c="5"/>Echo (Request) and Echo Reply datagrams header</text:p>
      <text:p text:style-name="P21">Figure 2-7. <text:s text:c="5"/>Destination Unreachable datagram header</text:p>
      <text:p text:style-name="P21">Figure 2-8. <text:s text:c="5"/>Source Quench datagram header</text:p>
      <text:p text:style-name="P21">Figure 2-9. <text:s text:c="5"/>Redirect datagram header</text:p>
      <text:p text:style-name="P21">Figure 2-10. <text:s text:c="3"/>Time Exceeded datagram header</text:p>
      <text:p text:style-name="P22">Figure 2-11. <text:s text:c="3"/>Parameters Problem datagram header</text:p>
      <text:p text:style-name="P21">Figure 2-12. <text:s text:c="3"/>Timestamp (Request) and Timestamp Reply datagrams header</text:p>
      <text:p text:style-name="P21">Figure 2-13. <text:s text:c="3"/>Information Request and Information Reply datagrams header</text:p>
      <text:p text:style-name="P22">Figure 2-14. <text:s text:c="3"/>Internet Control Message Protocol version 6 (ICMPv6) header</text:p>
      <text:p text:style-name="P22">Figure 2-15. <text:s text:c="3"/>Echo Request and Echo Reply (ICMPv6) header</text:p>
      <text:p text:style-name="P22">Figure 2-16. <text:s text:c="3"/>Destination Unreachable (ICMPv6) header</text:p>
      <text:p text:style-name="P22">Figure 2-17. <text:s text:c="3"/>Packet Too Big (ICMPv6) header</text:p>
      <text:p text:style-name="P22">Figure 2-18. <text:s text:c="3"/>Time Exceeded (ICMPv6) header</text:p>
      <text:p text:style-name="P22">Figure 2-19. <text:s text:c="3"/>Destination Unreachable (ICMPv6) header</text:p>
      <text:p text:style-name="P22">Figure 3-1. <text:s text:c="5"/>Probing for the existence of iptables' kernel modules</text:p>
      <text:p text:style-name="P22">Figure 3-2. <text:s text:c="5"/>Output of the kernel module probation</text:p>
      <text:p text:style-name="P22">Figure 3-3. <text:s text:c="5"/>Unpacking, configuring and making iptables</text:p>
      <text:p text:style-name="P16">Figure 4-1. <text:s text:c="5"/>Placement of firewall between DMZ and Intranet</text:p>
      <text:p text:style-name="P16">Figure 4-2. <text:s text:c="5"/>Placement of firewall between Intranet including DMZ and the Internet</text:p>
      <text:p text:style-name="P16">Figure 4-3. <text:s text:c="5"/>Placement of firewalls between the Intranet, the DMZ and the Internet</text:p>
      <text:p text:style-name="P16">Figure 5-1. <text:s text:c="5"/>Sample of NAT placement in a network</text:p>
      <text:p text:style-name="P24">Figure 7-1. <text:s text:c="5"/>Packet traversal in the hooks</text:p>
      <text:p text:style-name="P23">Figure 7-2. <text:s text:c="5"/>Examples of tables and chains arguments and parameters</text:p>
      <text:p text:style-name="P23">Figure 8-1. <text:s text:c="5"/>Match Examples</text:p>
      <text:p text:style-name="P17">Figure 9-1. <text:s text:c="5"/>Jump and Goto Examples</text:p>
      <text:p text:style-name="P17">Figure 10-1. <text:s text:c="3"/>Examples of addrtype extension</text:p>
      <text:p text:style-name="P17">Figure 10-2. <text:s text:c="3"/>Example of ah extension</text:p>
      <text:p text:style-name="P17">Figure 10-3. <text:s text:c="3"/>Example of comment extension</text:p>
      <text:p text:style-name="P17">Figure 10-4. <text:s text:c="3"/>Example of connbytes extension</text:p>
      <text:p text:style-name="P17">Figure 10-5. <text:s text:c="3"/>Example of connlimit extension</text:p>
      <text:p text:style-name="P17">Figure 10-6. <text:s text:c="3"/>Example of connmark extension</text:p>
      <text:p text:style-name="P17">Figure 10-7. <text:s text:c="3"/>Example of conntrack extension</text:p>
      <text:p text:style-name="P16">Figure 10-8. <text:s text:c="3"/>Example of dccp extension</text:p>
      <text:p text:style-name="P16">Figure 10-9. <text:s text:c="3"/>Example of dscp extension</text:p>
      <text:p text:style-name="P17">Figure 10-10. <text:s/>Example of dst extension</text:p>
      <text:p text:style-name="P17">Figure 10-11. <text:s/>Example of ecn extension</text:p>
      <text:p text:style-name="P17">Figure 10-13. <text:s/>Example of eui64 extension</text:p>
      <text:p text:style-name="P17">Figure 10-14. <text:s/>Example of frag extension</text:p>
      <text:p text:style-name="P17">Figure 10-15. <text:s/>Example of hashlimit extension</text:p>
      <text:p text:style-name="P17">Figure 10-16. <text:s/>Example of hbh extension</text:p>
      <text:p text:style-name="P17">Figure 10-17. <text:s/>Example of helper extension</text:p>
      <text:p text:style-name="P17">Figure 10-18. <text:s/>Example of hl extension</text:p>
      <text:p text:style-name="P17">Figure 10-19. <text:s/>Example of icmp extension</text:p>
      <text:p text:style-name="P18"><text:span text:style-name="T1">Figure 10-20. <text:s/>Example of icmp6 extension</text:span></text:p>
      <text:p text:style-name="P17">Figure 10-21. <text:s/>Example of iprange extension</text:p>
      <text:p text:style-name="P17">Figure 10-22. <text:s/>Example of ipv4options extension</text:p>
      <text:p text:style-name="P17">Figure 10-23. <text:s/>Example of ipv6header extension</text:p>
      <text:p text:style-name="P17">Figure 10-24. <text:s/>Example of length extension</text:p>
      <text:p text:style-name="P17">Figure 10-25. <text:s/>Example of limit extension</text:p>
      <text:p text:style-name="P17">Figure 10-26. <text:s/>Example of mac extension</text:p>
      <text:p text:style-name="P17">Figure 10-27. <text:s/>Example of mark extension</text:p>
      <text:p text:style-name="P17">Figure 10-28. <text:s/>Example of mh extension</text:p>
      <text:p text:style-name="P17">Figure 10-29. <text:s/>Example of multiport extension</text:p>
      <text:p text:style-name="P17"><text:soft-page-break/>Figure 10-30. <text:s/>Example of owner extension</text:p>
      <text:p text:style-name="P17">Figure 10-31. <text:s/>Example of physdev extension</text:p>
      <text:p text:style-name="P17">Figure 10-32. <text:s/>Example of pkttype extension</text:p>
      <text:p text:style-name="P17">Figure 10-33. <text:s/>Example of policy extension</text:p>
      <text:p text:style-name="P17">Figure 10-34. <text:s/>Example of quota extension</text:p>
      <text:p text:style-name="P17">Figure 10-35. <text:s/>Example of rateest extension</text:p>
      <text:p text:style-name="P17">Figure 10-36. <text:s/>Example of realm extension</text:p>
      <text:p text:style-name="P19"><text:span text:style-name="T1">Figure 10-37. <text:s/>Sample entry into the default list of the recent extension</text:span></text:p>
      <text:p text:style-name="P18"><text:span text:style-name="T1">Figure 10-38. <text:s/>Recent extension specific parameters</text:span></text:p>
      <text:p text:style-name="P18"><text:span text:style-name="T1">Figure 10-39. <text:s/>Example of recent extension</text:span></text:p>
      <text:p text:style-name="P18"><text:span text:style-name="T1">Figure 10-40. <text:s/>Example of rt extension</text:span></text:p>
      <text:p text:style-name="P18"><text:span text:style-name="T1">Figure 10-41. <text:s/>Example of sctp extension</text:span></text:p>
      <text:p text:style-name="P18"><text:span text:style-name="T1">Figure 10-42. <text:s/>Example of set extension</text:span></text:p>
      <text:p text:style-name="P18"><text:span text:style-name="T1">Figure 10-43. <text:s/>Example of state extension</text:span></text:p>
      <text:p text:style-name="P18"><text:span text:style-name="T1">Figure 10-44. <text:s/>Example of statistic extension</text:span></text:p>
      <text:p text:style-name="P18"><text:span text:style-name="T1">Figure 10-45. <text:s/>Example of string extension</text:span></text:p>
      <text:p text:style-name="P18"><text:span text:style-name="T1">Figure 10-46. <text:s/>Example of tcp extension</text:span></text:p>
      <text:p text:style-name="P18"><text:span text:style-name="T1">Figure 10-47. <text:s/>Example of tcpmss extension</text:span></text:p>
      <text:p text:style-name="P18"><text:span text:style-name="T1">Figure 10-48. <text:s/>Example of time extension</text:span></text:p>
      <text:p text:style-name="P18"><text:span text:style-name="T1">Figure 10-49. <text:s/>Example of tos extension</text:span></text:p>
      <text:p text:style-name="P18"><text:span text:style-name="T1">Figure 10-50. <text:s/>Example of ttl extension</text:span></text:p>
      <text:p text:style-name="P18"><text:span text:style-name="T1">Figure 10-51. <text:s/>Example of u32 extension</text:span></text:p>
      <text:p text:style-name="P18"><text:span text:style-name="T1">Figure 10-52. <text:s/>Example of udp extension</text:span></text:p>
      <text:p text:style-name="P18"><text:span text:style-name="T1">Figure 10-53. <text:s/>Example of unclean extension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1" svg:font-family="'Times New Roman'" style:font-family-generic="roman"/>
    <style:font-face style:name="DejaVu Sans Condensed" svg:font-family="'DejaVu Sans Condensed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1" svg:font-family="'DejaVu Sans', Arial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I-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root</meta:initial-creator>
    <meta:creation-date>2008-06-25T01:28:59</meta:creation-date>
    <dc:date>2010-02-18T08:15:53</dc:date>
    <dc:language>en-US</dc:language>
    <meta:editing-cycles>61</meta:editing-cycles>
    <meta:editing-duration>PT01H05M59S</meta:editing-duration>
    <meta:document-statistic meta:table-count="0" meta:image-count="0" meta:object-count="0" meta:page-count="3" meta:paragraph-count="84" meta:word-count="554" meta:character-count="3931"/>
    <dc:creator>Mostafa Moradian</dc:creator>
    <meta:user-defined meta:name="Info 1"/>
    <meta:user-defined meta:name="Info 2"/>
    <meta:user-defined meta:name="Info 3"/>
    <meta:user-defined meta:name="Info 4"/>
  </office:meta>
</office:document-meta>
</file>